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fcce4" draw:textarea-horizontal-align="justify" draw:textarea-vertical-align="middle" draw:auto-grow-height="false" fo:min-height="5.124cm" fo:min-width="8.34cm" draw:shadow="hidden"/>
    </style:style>
    <style:style style:name="gr2" style:family="graphic" style:parent-style-name="standard">
      <style:graphic-properties draw:stroke="none" draw:fill-color="#dfcce4" draw:textarea-horizontal-align="justify" draw:textarea-vertical-align="middle" draw:auto-grow-height="false" fo:min-height="0.396cm" fo:min-width="0.217cm"/>
    </style:style>
    <style:style style:name="gr3" style:family="graphic" style:parent-style-name="standard">
      <style:graphic-properties draw:stroke="none" draw:fill-color="#dfcce4" draw:textarea-horizontal-align="justify" draw:textarea-vertical-align="middle" draw:auto-grow-height="false" fo:min-height="0.352cm" fo:min-width="0.352cm"/>
    </style:style>
    <style:style style:name="gr4" style:family="graphic" style:parent-style-name="standard">
      <style:graphic-properties draw:stroke="none" svg:stroke-color="#000000" draw:fill-color="#dfcce4" draw:textarea-horizontal-align="justify" draw:textarea-vertical-align="middle" draw:auto-grow-height="false" fo:min-height="2.792cm" fo:min-width="2.824cm" draw:shadow="hidden"/>
    </style:style>
    <style:style style:name="gr5" style:family="graphic" style:parent-style-name="standard">
      <style:graphic-properties draw:stroke="none" draw:fill-color="#dfcce4" draw:textarea-horizontal-align="justify" draw:textarea-vertical-align="middle" draw:auto-grow-height="false" fo:min-height="0.952cm" fo:min-width="0.844cm"/>
    </style:style>
    <style:style style:name="gr6" style:family="graphic" style:parent-style-name="standard">
      <style:graphic-properties draw:stroke="none" draw:fill-color="#dfcce4" draw:textarea-horizontal-align="justify" draw:textarea-vertical-align="middle" draw:auto-grow-height="false" fo:min-height="0.53cm" fo:min-width="0.194cm"/>
    </style:style>
    <style:style style:name="gr7" style:family="graphic" style:parent-style-name="standard">
      <style:graphic-properties draw:stroke="none" draw:fill-color="#dfcce4" draw:textarea-horizontal-align="justify" draw:textarea-vertical-align="middle" draw:auto-grow-height="false" fo:min-height="1.748cm" fo:min-width="0cm"/>
    </style:style>
    <style:style style:name="gr8" style:family="graphic" style:parent-style-name="standard">
      <style:graphic-properties draw:stroke="none" draw:fill-color="#dfcce4" draw:textarea-horizontal-align="justify" draw:textarea-vertical-align="middle" draw:auto-grow-height="false" fo:min-height="0.53cm" fo:min-width="0.193cm"/>
    </style:style>
    <style:style style:name="gr9" style:family="graphic" style:parent-style-name="standard">
      <style:graphic-properties draw:stroke="none" draw:fill-color="#dfcce4" draw:textarea-horizontal-align="justify" draw:textarea-vertical-align="middle" draw:auto-grow-height="false" fo:min-height="0.529cm" fo:min-width="0.192cm"/>
    </style:style>
    <style:style style:name="gr10" style:family="graphic" style:parent-style-name="standard">
      <style:graphic-properties draw:stroke="none" draw:fill-color="#dfcce4" draw:textarea-horizontal-align="justify" draw:textarea-vertical-align="middle" draw:auto-grow-height="false" fo:min-height="0.528cm" fo:min-width="0.194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dfcce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11.133cm" svg:height="3.162cm" svg:x="5.612cm" svg:y="4.389cm" svg:viewBox="0 0 11134 3163" svg:d="M10923 2600c-243 0-459 210-621 563-899-1297-2861-2163-5230-2163-2238 0-4114 773-5072 1953 557-1724 2803-2953 5625-2953 2657 0 4802 1089 5509 2656-67-37-138-56-211-56z">
            <text:p/>
          </draw:path>
          <draw:custom-shape draw:style-name="gr2" draw:text-style-name="P1" draw:layer="layout" svg:width="1.013cm" svg:height="0.912cm" svg:x="15.787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9.36cm" svg:height="2.084cm" draw:transform="skewX (-0.151320046147908) rotate (2.99009807451668) translate (16.0529978367477cm 10.0813302771445cm)" svg:viewBox="0 0 9361 2085" svg:d="M178 1714c204 0 386 138 522 371 755-855 2405-1426 4396-1426 1882 0 3459 510 4265 1287-469-1136-2357-1946-4730-1946-2233 0-4037 718-4631 1750 57-24 116-36 178-36z">
            <text:p/>
          </draw:path>
          <draw:custom-shape draw:style-name="gr3" draw:text-style-name="P1" draw:layer="layout" svg:width="0.852cm" svg:height="0.602cm" draw:transform="skewX (-0.151669111998307) rotate (-2.98974900866629) translate (15.256cm 7.88cm)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</draw:g>
        <draw:path draw:style-name="gr4" draw:text-style-name="P1" draw:layer="layout" svg:width="4.699cm" svg:height="4.299cm" svg:x="9.3cm" svg:y="4.5cm" svg:viewBox="0 0 4700 4300" svg:d="M2369 480c-1044 0-1842 730-1842 1686s798 1686 1842 1686 1843-730 1843-1686-799-1686-1843-1686zM2350 0c1332 0 2350 931 2350 2150s-1018 2150-2350 2150-2350-931-2350-2150 1018-2150 2350-2150z">
          <text:p/>
        </draw:path>
        <draw:custom-shape draw:style-name="gr5" draw:text-style-name="P1" draw:layer="layout" svg:width="1.9cm" svg:height="1.7cm" svg:x="10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1" draw:layer="layout" svg:width="0.98cm" svg:height="1.102cm" draw:transform="rotate (0.481710873550435) translate (16.745cm 14.6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8cm" svg:height="5.994cm" draw:transform="skewX (0.000174532925199424) rotate (0.481710873550435) translate (14.252cm 9.8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8" draw:text-style-name="P1" draw:layer="layout" svg:width="0.979cm" svg:height="1.102cm" draw:transform="rotate (0.184306769010601) translate (13.381cm 15.5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9cm" svg:height="5.995cm" draw:transform="skewX (0.000698131700797729) rotate (0.184306769010601) translate (12.395cm 10.2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9" draw:text-style-name="P1" draw:layer="layout" svg:width="0.978cm" svg:height="1.101cm" draw:transform="skewX (0.000872664625997154) rotate (-0.186575697038194) translate (8.948cm 15.6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9cm" svg:height="5.994cm" draw:transform="skewX (0.000523598775598285) rotate (-0.186575697038194) translate (9.947cm 10.34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1" draw:layer="layout" svg:width="0.98cm" svg:height="1.1cm" draw:transform="skewX (0.000872664625997074) rotate (-0.485026999129224) translate (5.813cm 13.6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9cm" svg:height="5.995cm" draw:transform="skewX (0.000523598775598266) rotate (-0.485026999129225) translate (8.324cm 8.83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" draw:style-name="dp1" draw:master-page-name="Standard">
        <draw:g>
          <draw:line draw:style-name="gr11" draw:text-style-name="P2" draw:layer="layout" svg:x1="3.5cm" svg:y1="6.8cm" svg:x2="5.6cm" svg:y2="5.9cm">
            <text:p/>
          </draw:line>
          <draw:line draw:style-name="gr11" draw:text-style-name="P2" draw:layer="layout" svg:x1="5.6cm" svg:y1="5.9cm" svg:x2="7.6cm" svg:y2="6.8cm">
            <text:p/>
          </draw:line>
          <draw:line draw:style-name="gr11" draw:text-style-name="P2" draw:layer="layout" svg:x1="3.5cm" svg:y1="6.8cm" svg:x2="3.5cm" svg:y2="10.9cm">
            <text:p/>
          </draw:line>
          <draw:line draw:style-name="gr11" draw:text-style-name="P2" draw:layer="layout" svg:x1="7.6cm" svg:y1="6.8cm" svg:x2="7.6cm" svg:y2="10.9cm">
            <text:p/>
          </draw:line>
          <draw:line draw:style-name="gr11" draw:text-style-name="P2" draw:layer="layout" svg:x1="3.5cm" svg:y1="10.9cm" svg:x2="5.6cm" svg:y2="11.8cm">
            <text:p/>
          </draw:line>
          <draw:line draw:style-name="gr11" draw:text-style-name="P2" draw:layer="layout" svg:x1="5.6cm" svg:y1="11.8cm" svg:x2="7.6cm" svg:y2="10.9cm">
            <text:p/>
          </draw:line>
          <draw:line draw:style-name="gr11" draw:text-style-name="P2" draw:layer="layout" svg:x1="5.6cm" svg:y1="5.9cm" svg:x2="5.6cm" svg:y2="11.8cm">
            <text:p/>
          </draw:line>
        </draw:g>
        <draw:line draw:style-name="gr11" draw:text-style-name="P2" draw:layer="layout" svg:x1="7.9cm" svg:y1="7.627cm" svg:x2="9.129cm" svg:y2="7.1cm">
          <text:p/>
        </draw:line>
        <draw:line draw:style-name="gr11" draw:text-style-name="P2" draw:layer="layout" svg:x1="7.9cm" svg:y1="7.627cm" svg:x2="7.9cm" svg:y2="10.027cm">
          <text:p/>
        </draw:line>
        <draw:line draw:style-name="gr11" draw:text-style-name="P2" draw:layer="layout" svg:x1="7.9cm" svg:y1="10.027cm" svg:x2="9.129cm" svg:y2="10.554cm">
          <text:p/>
        </draw:line>
        <draw:line draw:style-name="gr11" draw:text-style-name="P2" draw:layer="layout" svg:x1="9.129cm" svg:y1="7.1cm" svg:x2="9.129cm" svg:y2="10.554cm">
          <text:p/>
        </draw:line>
        <draw:g>
          <draw:line draw:style-name="gr11" draw:text-style-name="P2" draw:layer="layout" svg:x1="9.126cm" svg:y1="7.109cm" svg:x2="10.93cm" svg:y2="6.358cm">
            <text:p/>
          </draw:line>
          <draw:line draw:style-name="gr11" draw:text-style-name="P2" draw:layer="layout" svg:x1="10.93cm" svg:y1="6.358cm" svg:x2="12.648cm" svg:y2="7.109cm">
            <text:p/>
          </draw:line>
          <draw:line draw:style-name="gr11" draw:text-style-name="P2" draw:layer="layout" svg:x1="9.126cm" svg:y1="7.109cm" svg:x2="9.126cm" svg:y2="10.532cm">
            <text:p/>
          </draw:line>
          <draw:line draw:style-name="gr11" draw:text-style-name="P2" draw:layer="layout" svg:x1="12.647cm" svg:y1="7.109cm" svg:x2="12.647cm" svg:y2="10.532cm">
            <text:p/>
          </draw:line>
          <draw:line draw:style-name="gr11" draw:text-style-name="P2" draw:layer="layout" svg:x1="9.126cm" svg:y1="10.533cm" svg:x2="10.93cm" svg:y2="11.284cm">
            <text:p/>
          </draw:line>
          <draw:line draw:style-name="gr11" draw:text-style-name="P2" draw:layer="layout" svg:x1="10.93cm" svg:y1="11.284cm" svg:x2="12.648cm" svg:y2="10.533cm">
            <text:p/>
          </draw:line>
          <draw:line draw:style-name="gr11" draw:text-style-name="P2" draw:layer="layout" svg:x1="10.93cm" svg:y1="6.358cm" svg:x2="10.93cm" svg:y2="11.284cm">
            <text:p/>
          </draw:line>
        </draw:g>
        <draw:g>
          <draw:line draw:style-name="gr11" draw:text-style-name="P2" draw:layer="layout" svg:x1="14.1cm" svg:y1="7.183cm" svg:x2="14.1cm" svg:y2="11.707cm">
            <text:p/>
          </draw:line>
          <draw:line draw:style-name="gr11" draw:text-style-name="P2" draw:layer="layout" svg:x1="19.3cm" svg:y1="7.183cm" svg:x2="19.3cm" svg:y2="11.707cm">
            <text:p/>
          </draw:line>
          <draw:line draw:style-name="gr11" draw:text-style-name="P2" draw:layer="layout" svg:x1="14.1cm" svg:y1="11.707cm" svg:x2="16.763cm" svg:y2="12.7cm">
            <text:p/>
          </draw:line>
          <draw:line draw:style-name="gr11" draw:text-style-name="P2" draw:layer="layout" svg:x1="16.763cm" svg:y1="12.7cm" svg:x2="19.3cm" svg:y2="11.707cm">
            <text:p/>
          </draw:line>
          <draw:line draw:style-name="gr11" draw:text-style-name="P2" draw:layer="layout" svg:x1="16.763cm" svg:y1="6.19cm" svg:x2="16.763cm" svg:y2="12.7cm">
            <text:p/>
          </draw:line>
          <draw:line draw:style-name="gr11" draw:text-style-name="P2" draw:layer="layout" svg:x1="14.1cm" svg:y1="4.531cm" svg:x2="16.763cm" svg:y2="3.1cm">
            <text:p/>
          </draw:line>
          <draw:line draw:style-name="gr11" draw:text-style-name="P2" draw:layer="layout" svg:x1="16.763cm" svg:y1="3.1cm" svg:x2="19.3cm" svg:y2="4.531cm">
            <text:p/>
          </draw:line>
          <draw:line draw:style-name="gr11" draw:text-style-name="P2" draw:layer="layout" svg:x1="14.1cm" svg:y1="4.531cm" svg:x2="14.1cm" svg:y2="11.049cm">
            <text:p/>
          </draw:line>
          <draw:line draw:style-name="gr11" draw:text-style-name="P2" draw:layer="layout" svg:x1="19.3cm" svg:y1="4.531cm" svg:x2="19.3cm" svg:y2="11.049cm">
            <text:p/>
          </draw:line>
          <draw:line draw:style-name="gr11" draw:text-style-name="P2" draw:layer="layout" svg:x1="16.763cm" svg:y1="3.1cm" svg:x2="16.763cm" svg:y2="12.47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20:09:00.154271351</meta:creation-date>
    <dc:date>2019-06-20T20:35:13.703934972</dc:date>
    <meta:editing-duration>PT5M52S</meta:editing-duration>
    <meta:editing-cycles>1</meta:editing-cycles>
    <meta:document-statistic meta:object-count="51"/>
    <meta:generator>LibreOffice/6.0.7.3$Linux_X86_64 LibreOffice_project/00m0$Build-3</meta:generator>
  </office:meta>
</office:document-meta>
</file>